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100000171EC6A2F0F.png" manifest:media-type="image/png"/>
  <manifest:file-entry manifest:full-path="Pictures/100000000000023600000165384524C5.png" manifest:media-type="image/png"/>
  <manifest:file-entry manifest:full-path="Pictures/100000000000024300000159EDC7C47A.png" manifest:media-type="image/png"/>
  <manifest:file-entry manifest:full-path="Pictures/100000000000025300000235BD4193BA.png" manifest:media-type="image/png"/>
  <manifest:file-entry manifest:full-path="Pictures/1000000000000239000001851E134CC0.png" manifest:media-type="image/png"/>
  <manifest:file-entry manifest:full-path="Pictures/1000000000000237000001600ED184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5d3" officeooo:paragraph-rsid="000455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 1: </text:p>
      <text:p text:style-name="P1"/>
      <text:p text:style-name="P1">PUNTO 1:</text:p>
      <text:p text:style-name="P1"><draw:frame draw:style-name="fr1" draw:name="Imaxe1" text:anchor-type="char" svg:width="15cm" svg:height="9.312cm" draw:z-index="0"><draw:image xlink:href="Pictures/1000000000000237000001600ED184EA.png" xlink:type="simple" xlink:show="embed" xlink:actuate="onLoad" draw:mime-type="image/png"/></draw:frame>PUNTO 2:</text:p>
      <text:p text:style-name="P1"><draw:frame draw:style-name="fr2" draw:name="Imaxe2" text:anchor-type="char" svg:x="0.975cm" svg:y="0.125cm" svg:width="15.051cm" svg:height="10.291cm" draw:z-index="1"><draw:image xlink:href="Pictures/1000000000000239000001851E134C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UNTO 3:</text:p>
      <text:p text:style-name="P1"><draw:frame draw:style-name="fr2" draw:name="Imaxe3" text:anchor-type="char" svg:x="0.841cm" svg:y="0.153cm" svg:width="15.318cm" svg:height="9.126cm" draw:z-index="2"><draw:image xlink:href="Pictures/100000000000024300000159EDC7C47A.png" xlink:type="simple" xlink:show="embed" xlink:actuate="onLoad" draw:mime-type="image/png"/></draw:frame></text:p>
      <text:p text:style-name="P1">PUNTO 4:</text:p>
      <text:p text:style-name="P1"/>
      <text:p text:style-name="P1"/>
      <text:p text:style-name="P1"><draw:frame draw:style-name="fr3" draw:name="Imaxe4" text:anchor-type="paragraph" svg:x="1.014cm" svg:y="0cm" svg:width="14.974cm" svg:height="9.444cm" draw:z-index="3"><draw:image xlink:href="Pictures/100000000000023600000165384524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UNTO 5:</text:p>
      <text:p text:style-name="P1"/>
      <text:p text:style-name="P1"><draw:frame draw:style-name="fr2" draw:name="Imaxe5" text:anchor-type="char" svg:x="0.023cm" svg:y="0cm" svg:width="16.956cm" svg:height="9.761cm" draw:z-index="4"><draw:image xlink:href="Pictures/100000000000028100000171EC6A2F0F.png" xlink:type="simple" xlink:show="embed" xlink:actuate="onLoad" draw:mime-type="image/png"/></draw:frame></text:p>
      <text:p text:style-name="P1"/>
      <text:p text:style-name="P1">PUNTO 6: </text:p>
      <text:p text:style-name="P1"><draw:frame draw:style-name="fr1" draw:name="Imaxe6" text:anchor-type="char" svg:width="13.578cm" svg:height="12.896cm" draw:z-index="5"><draw:image xlink:href="Pictures/100000000000025300000235BD4193BA.png" xlink:type="simple" xlink:show="embed" xlink:actuate="onLoad" draw:mime-type="image/png"/></draw:frame>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3:34:52.794554352</meta:creation-date>
    <dc:date>2025-10-14T13:40:50.160647591</dc:date>
    <meta:editing-duration>PT5M58S</meta:editing-duration>
    <meta:editing-cycles>1</meta:editing-cycles>
    <meta:document-statistic meta:table-count="0" meta:image-count="6" meta:object-count="0" meta:page-count="4" meta:paragraph-count="7" meta:word-count="14" meta:character-count="62" meta:non-whitespace-character-count="53"/>
    <meta:generator>LibreOffice/24.2.7.2$Linux_X86_64 LibreOffice_project/420$Build-2</meta:generator>
  </office:meta>
</office:document-meta>
</file>